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Preformatted_20_Text">
      <style:text-properties fo:font-size="10pt" officeooo:rsid="0012ec77" officeooo:paragraph-rsid="0012ec77" style:font-size-asian="10pt" style:font-size-complex="10pt"/>
    </style:style>
    <style:style style:name="P2" style:family="paragraph" style:parent-style-name="Preformatted_20_Text">
      <style:text-properties fo:font-size="7pt" officeooo:paragraph-rsid="0012ec77" style:font-size-asian="7pt" style:font-size-complex="7pt"/>
    </style:style>
    <style:style style:name="P3" style:family="paragraph" style:parent-style-name="Preformatted_20_Text">
      <style:text-properties fo:font-size="14pt" officeooo:rsid="0012ec77" officeooo:paragraph-rsid="0012ec77" style:font-size-asian="14pt" style:font-size-complex="14pt"/>
    </style:style>
    <style:style style:name="P4" style:family="paragraph" style:parent-style-name="Preformatted_20_Text">
      <style:text-properties fo:font-size="7pt" style:font-size-asian="7pt" style:font-size-complex="7pt"/>
    </style:style>
    <style:style style:name="P5" style:family="paragraph" style:parent-style-name="Preformatted_20_Text">
      <style:text-properties fo:font-size="7pt" officeooo:paragraph-rsid="0012ec77" style:font-size-asian="7pt" style:font-size-complex="7pt"/>
    </style:style>
    <style:style style:name="P6" style:family="paragraph" style:parent-style-name="Preformatted_20_Text">
      <style:paragraph-properties fo:margin-top="0cm" fo:margin-bottom="0.499cm" loext:contextual-spacing="false"/>
      <style:text-properties fo:font-size="7pt" style:font-size-asian="7pt" style:font-size-complex="7pt"/>
    </style:style>
    <style:style style:name="T1" style:family="text">
      <style:text-properties officeooo:rsid="0012ec77"/>
    </style:style>
    <style:style style:name="T2" style:family="text">
      <style:text-properties officeooo:rsid="0013f7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WI Prolog 8.3 data type tree</text:p>
      <text:p text:style-name="P1"><text:bookmark-start text:name="__DdeLink__102_1948093237"/><text:span text:style-name="T1">2</text:span>020-12-<text:span text:style-name="T2">14</text:span></text:p>
      <text:p text:style-name="P2"/>
      <text:p text:style-name="P2"/>
      <text:p text:style-name="P2"/>
      <text:p text:style-name="P2"/>
      <text:p text:style-name="P2"><text:s text:c="71"/>any T</text:p>
      <text:p text:style-name="P2"><text:s text:c="73"/>|</text:p>
      <text:p text:style-name="P2"><text:s text:c="37"/>+-----------------------------------+---------------------------+</text:p>
      <text:p text:style-name="P2"><text:s text:c="37"/>| <text:s text:c="62"/>|</text:p>
      <text:p text:style-name="P2"><text:s text:c="35"/>var(T) <text:s text:c="56"/>nonvar(T)</text:p>
      <text:p text:style-name="P2"><text:s text:c="20"/>the variable name T denotes an 'unbound <text:s text:c="30"/>the complement of var(T)</text:p>
      <text:p text:style-name="P2"><text:s text:c="20"/>variable' (aka. uninstantiated variable), <text:s text:c="39"/>|</text:p>
      <text:p text:style-name="P2"><text:s text:c="20"/>which is an empty memory cell distinguishable <text:s text:c="35"/>|</text:p>
      <text:p text:style-name="P2"><text:s text:c="20"/>by '==' at the time the call to var/1 occurs <text:s text:c="36"/>|</text:p>
      <text:p text:style-name="P2"><text:s text:c="20"/>- a nonlogical predicate about the state of the <text:s text:c="33"/>|</text:p>
      <text:p text:style-name="P2"><text:s text:c="22"/>computation <text:s text:c="67"/>|</text:p>
      <text:p text:style-name="P2"><text:s text:c="20"/>- this predicate should have been called <text:s text:c="40"/>|</text:p>
      <text:p text:style-name="P2"><text:s text:c="22"/>unbound(T); a historical accident! <text:s text:c="44"/>|</text:p>
      <text:p text:style-name="P2"><text:s text:c="73"/>+---------------------------+-----------------------------+</text:p>
      <text:p text:style-name="P2"><text:s text:c="73"/>| <text:s text:c="56"/>|</text:p>
      <text:p text:style-name="P2"><text:s text:c="69"/>atomic(T) <text:s text:c="48"/>compound(T)</text:p>
      <text:p text:style-name="P2"><text:s text:c="73"/>| <text:s text:c="56"/>|</text:p>
      <text:p text:style-name="P2"><text:s text:c="38"/>+----------------------------------+------------------------+ <text:s text:c="16"/>+--------------+-------------+</text:p>
      <text:p text:style-name="P2"><text:s text:c="38"/>| <text:s text:c="33"/>| <text:s text:c="23"/>| <text:s text:c="16"/>| <text:s text:c="27"/>|</text:p>
      <text:p text:style-name="P2"><text:s text:c="34"/>blob(T,_) <text:s text:c="26"/>string(T) <text:s text:c="15"/>number(T) <text:s text:c="6"/>compound term <text:s text:c="13"/>compound term</text:p>
      <text:p text:style-name="P2"><text:s text:c="38"/>| <text:s text:c="58"/>| <text:s text:c="12"/>of arity 0 <text:s text:c="16"/>of arity &gt; 0</text:p>
      <text:p text:style-name="P2"><text:s text:c="38"/>| <text:s text:c="58"/>| <text:s text:c="9"/>(SWI-Prolog only) <text:s text:c="18"/>|</text:p>
      <text:p text:style-name="P2"><text:s text:c="38"/>| <text:s text:c="58"/>| <text:s text:c="45"/>|</text:p>
      <text:p text:style-name="P2"><text:s text:c="38"/>| <text:s text:c="58"/>| <text:s text:c="45"/>|</text:p>
      <text:p text:style-name="P2"><text:s text:c="14"/>+-----------------------+-----------------------+ <text:s text:c="24"/>+---------+---------+ <text:s text:c="16"/>+------------------+-------------------+</text:p>
      <text:p text:style-name="P2"><text:s text:c="14"/>| <text:s text:c="22"/>| <text:s text:c="22"/>| <text:s text:c="24"/>| <text:s text:c="18"/>| <text:s text:c="16"/>| <text:s text:c="17"/>| <text:s text:c="18"/>|</text:p>
      <text:p text:style-name="P2"><text:s text:c="7"/>(other blob types) <text:s text:c="3"/>blob(T,reserved_symbol) <text:s text:c="4"/>blob(T,text) <text:s text:c="10"/>rational(T,Nu,De) <text:s text:c="7"/>float(T) <text:s text:c="6"/>SWI-Prolog dict <text:s text:c="5"/>first listcell <text:s text:c="7"/>others</text:p>
      <text:p text:style-name="P2"><text:s text:c="6"/>encapsulated foreign <text:s text:c="11"/>| <text:s text:c="19"/>atom(T) <text:s text:c="21"/>| <text:s text:c="49"/>of a list backbone</text:p>
      <text:p text:style-name="P2"><text:s text:c="11"/>resources <text:s text:c="17"/>| <text:s text:c="22"/>| <text:s text:c="24"/>| <text:s text:c="29"/>an encapsulated <text:s text:c="6"/>'[|]'(H,Rs)</text:p>
      <text:p text:style-name="P2"><text:s text:c="38"/>| <text:s text:c="22"/>| <text:s text:c="24"/>| <text:s text:c="29"/>data structure; for <text:s text:c="2"/>alias [H|Rs]</text:p>
      <text:p text:style-name="P2"><text:s text:c="29"/>+--------+--------+ <text:s text:c="13"/>| <text:s text:c="13"/>+----------+----------+ <text:s text:c="18"/>now implemented as</text:p>
      <text:p text:style-name="P2"><text:s text:c="29"/>| <text:s text:c="16"/>| <text:s text:c="13"/>| <text:s text:c="13"/>| <text:s text:c="20"/>| <text:s text:c="18"/>a compound term) <text:s text:c="3"/>"list" is a *nonlocal*</text:p>
      <text:p text:style-name="P2"><text:s text:c="27"/>T==[] <text:s text:c="12"/>T\==[] <text:s text:c="10"/>| <text:s text:c="2"/>rational(X),\+integer(X) <text:s text:c="5"/>integer(T) <text:s text:c="32"/>structure based on convention</text:p>
      <text:p text:style-name="P2"><text:s text:c="24"/>empty list <text:s text:c="7"/>for now only <text:s text:c="7"/>| <text:s text:c="5"/>"proper rational" <text:s text:c="52"/>there may or may not be an</text:p>
      <text:p text:style-name="P2"><text:s text:c="41"/>the unfakeable <text:s text:c="6"/>| <text:s text:c="75"/>actual list beyond the first </text:p>
      <text:p text:style-name="P2"><text:s text:c="39"/>dict functor name <text:s text:c="5"/>| <text:s text:c="75"/><text:span text:style-name="T2">listcell</text:span></text:p>
      <text:p text:style-name="P2"><text:s text:c="62"/>|</text:p>
      <text:p text:style-name="P2"><text:s text:c="43"/>+------------------+------------------+</text:p>
      <text:p text:style-name="P2"><text:s text:c="43"/>| <text:s text:c="17"/>| <text:s text:c="17"/>|</text:p>
      <text:p text:style-name="P2"><text:s text:c="39"/>length=0 <text:s text:c="10"/>length=1 <text:s text:c="11"/>atom with</text:p>
      <text:p text:style-name="P2"><text:s text:c="36"/>the empty atom <text:s text:c="4"/>character/char <text:s text:c="8"/>length&gt;1<text:bookmark-end text:name="__DdeLink__102_194809323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5:39:44.168692883</meta:creation-date>
    <dc:date>2020-12-14T21:00:08.474481152</dc:date>
    <meta:editing-duration>PT4M19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1" meta:paragraph-count="43" meta:word-count="252" meta:character-count="5203" meta:non-whitespace-character-count="1409"/>
  </office:meta>
</office:document-meta>
</file>